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 Item Level Change</text:h>
      <text:p text:style-name="Text_20_body">In this example, the middle list item in the following list will be moved to a sub-item.</text:p>
      <text:list text:style-name="L1">
        <delta:remove-leaving-content-start delta:removal-change-idref="ct1" delta:end-element-idref="end1">
          <text:list-item/>
        </delta:remove-leaving-content-start>
        <text:list-item delta:insertion-change-idref="ct1" delta:insertion-type="insert-around-content">
          <text:p text:style-name="P1">Item 1</text:p>
          <delta:remove-leaving-content-end delta:end-element-id="end1"/>
          <text:list delta:insertion-type="insert-around-content" delta:insertion-change-idref="ct1">
            <text:list-item>
              <text:p text:style-name="P1">Item 2, will become item 1.1</text:p>
            </text:list-item>
          </text:list>
        </text:list-item>
        <text:list-item>
          <text:p text:style-name="P1">Item 3 (will become item 2 due to previous item chang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2:37:33</meta:creation-date>
    <dc:date>2010-06-24T12:39:08</dc:date>
    <dc:creator>Tristan Mitchell</dc:creator>
    <meta:editing-duration>PT00H01M22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43" meta:character-count="205"/>
  </office:meta>
</office:document-meta>
</file>